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25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9" style:family="paragraph" style:parent-style-name="Standard">
      <style:text-properties officeooo:paragraph-rsid="0b0ddd8e"/>
    </style:style>
    <style:style style:name="P30" style:family="paragraph" style:parent-style-name="Standard">
      <style:text-properties officeooo:paragraph-rsid="04f68805"/>
    </style:style>
    <style:style style:name="P31" style:family="paragraph" style:parent-style-name="Standard">
      <style:text-properties officeooo:paragraph-rsid="0bad8f69"/>
    </style:style>
    <style:style style:name="P32" style:family="paragraph" style:parent-style-name="Standard">
      <style:text-properties officeooo:paragraph-rsid="0a0f7b62"/>
    </style:style>
    <style:style style:name="P3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text-properties officeooo:rsid="0dde9a1c" officeooo:paragraph-rsid="0dde9a1c"/>
    </style:style>
    <style:style style:name="P36" style:family="paragraph" style:parent-style-name="Standard">
      <style:text-properties officeooo:rsid="0dde9a1c" officeooo:paragraph-rsid="0f28fb61"/>
    </style:style>
    <style:style style:name="P37" style:family="paragraph" style:parent-style-name="Standard">
      <style:text-properties officeooo:rsid="0dde9a1c" officeooo:paragraph-rsid="0ddfbc49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39" style:family="paragraph" style:parent-style-name="Footnote">
      <style:text-properties officeooo:rsid="043ccc66" officeooo:paragraph-rsid="0dca2508"/>
    </style:style>
    <style:style style:name="P40" style:family="paragraph" style:parent-style-name="Footnote">
      <style:text-properties officeooo:rsid="043ccc66" officeooo:paragraph-rsid="0e5afad8"/>
    </style:style>
    <style:style style:name="P41" style:family="paragraph" style:parent-style-name="Standard">
      <style:paragraph-properties fo:text-align="center" style:justify-single-word="false"/>
      <style:text-properties officeooo:paragraph-rsid="0cc50ec9"/>
    </style:style>
    <style:style style:name="P42" style:family="paragraph" style:parent-style-name="Standard">
      <style:paragraph-properties fo:text-align="center" style:justify-single-word="false"/>
      <style:text-properties officeooo:paragraph-rsid="0f5f1cf7"/>
    </style:style>
    <style:style style:name="P43" style:family="paragraph" style:parent-style-name="Standard">
      <style:paragraph-properties fo:text-align="center" style:justify-single-word="false"/>
      <style:text-properties officeooo:paragraph-rsid="0eb4913f"/>
    </style:style>
    <style:style style:name="P44" style:family="paragraph" style:parent-style-name="Standard">
      <style:paragraph-properties fo:text-align="center" style:justify-single-word="false"/>
      <style:text-properties officeooo:paragraph-rsid="0daef67d"/>
    </style:style>
    <style:style style:name="P45" style:family="paragraph" style:parent-style-name="Standard">
      <style:paragraph-properties fo:text-align="center" style:justify-single-word="false"/>
      <style:text-properties officeooo:paragraph-rsid="0db0d4d1"/>
    </style:style>
    <style:style style:name="P46" style:family="paragraph" style:parent-style-name="Standard">
      <style:paragraph-properties fo:text-align="center" style:justify-single-word="false"/>
      <style:text-properties officeooo:paragraph-rsid="0cc5fe5b"/>
    </style:style>
    <style:style style:name="P47" style:family="paragraph" style:parent-style-name="Standard">
      <style:paragraph-properties fo:text-align="center" style:justify-single-word="false"/>
      <style:text-properties officeooo:paragraph-rsid="0d1ec96e"/>
    </style:style>
    <style:style style:name="P48" style:family="paragraph" style:parent-style-name="Standard">
      <style:paragraph-properties fo:text-align="center" style:justify-single-word="false"/>
      <style:text-properties officeooo:paragraph-rsid="0d804757"/>
    </style:style>
    <style:style style:name="P49" style:family="paragraph" style:parent-style-name="Standard">
      <style:paragraph-properties fo:text-align="center" style:justify-single-word="false"/>
      <style:text-properties officeooo:paragraph-rsid="0dce9327"/>
    </style:style>
    <style:style style:name="P50" style:family="paragraph" style:parent-style-name="Standard">
      <style:paragraph-properties fo:text-align="center" style:justify-single-word="false"/>
      <style:text-properties officeooo:paragraph-rsid="10209d19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3" style:family="paragraph" style:parent-style-name="Footnote">
      <style:text-properties officeooo:paragraph-rsid="0fa0a8ea"/>
    </style:style>
    <style:style style:name="P54" style:family="paragraph" style:parent-style-name="Footnote">
      <style:text-properties officeooo:paragraph-rsid="0fddbd8c"/>
    </style:style>
    <style:style style:name="P55" style:family="paragraph" style:parent-style-name="Standard">
      <style:text-properties officeooo:paragraph-rsid="0fe28eb1"/>
    </style:style>
    <style:style style:name="P56" style:family="paragraph" style:parent-style-name="Footnote">
      <style:text-properties officeooo:paragraph-rsid="1017aee8"/>
    </style:style>
    <style:style style:name="P57" style:family="paragraph" style:parent-style-name="Standard">
      <style:text-properties officeooo:paragraph-rsid="102506d2"/>
    </style:style>
    <style:style style:name="P58" style:family="paragraph" style:parent-style-name="Standard">
      <style:text-properties officeooo:paragraph-rsid="1025e89a"/>
    </style:style>
    <style:style style:name="P59" style:family="paragraph" style:parent-style-name="Footnote">
      <style:text-properties officeooo:paragraph-rsid="100fd683"/>
    </style:style>
    <style:style style:name="P60" style:family="paragraph" style:parent-style-name="Standard">
      <style:text-properties officeooo:paragraph-rsid="10296633"/>
    </style:style>
    <style:style style:name="P6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7d9c1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8ca4c"/>
    </style:style>
    <style:style style:name="P65" style:family="paragraph" style:parent-style-name="Standard" style:list-style-name="L1">
      <style:paragraph-properties fo:break-before="page"/>
      <style:text-properties officeooo:paragraph-rsid="0b0ddd8e"/>
    </style:style>
    <style:style style:name="P6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8ca4c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2fc25d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0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5" style:family="text">
      <style:text-properties fo:color="#000000" loext:opacity="100%" style:font-name="Liberation Sans" fo:font-size="12pt" style:font-size-asian="12pt" style:font-size-complex="12pt"/>
    </style:style>
    <style:style style:name="T15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6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6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6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normal" officeooo:rsid="08d52b72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normal" officeooo:rsid="105811c9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normal" officeooo:rsid="0d13f73f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7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Mono" fo:font-size="10pt" style:text-underline-style="none" fo:font-weight="normal" officeooo:rsid="08d52b72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8" style:family="text">
      <style:text-properties style:use-window-font-color="true" loext:opacity="0%" style:font-name="Liberation Sans" officeooo:rsid="047da547"/>
    </style:style>
    <style:style style:name="T18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weight="normal" officeooo:rsid="102d368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weight="normal" officeooo:rsid="102ec7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style:font-size-asian="12pt" style:font-size-complex="12pt"/>
    </style:style>
    <style:style style:name="T225" style:family="text">
      <style:text-properties style:use-window-font-color="true" loext:opacity="0%" style:font-name="Liberation Sans" officeooo:rsid="0efd8e5c"/>
    </style:style>
    <style:style style:name="T22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officeooo:rsid="04473353"/>
    </style:style>
    <style:style style:name="T22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officeooo:rsid="0aace3cd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4" style:family="text">
      <style:text-properties officeooo:rsid="0f0ca65a"/>
    </style:style>
    <style:style style:name="T255" style:family="text">
      <style:text-properties officeooo:rsid="0f95a7a0"/>
    </style:style>
    <style:style style:name="T256" style:family="text">
      <style:text-properties officeooo:rsid="0f8f58bd"/>
    </style:style>
    <style:style style:name="T257" style:family="text">
      <style:text-properties style:text-underline-style="none"/>
    </style:style>
    <style:style style:name="T258" style:family="text">
      <style:text-properties officeooo:rsid="0fe3079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61"><text:span text:style-name="Strong_20_Emphasis"><text:span text:style-name="T121">C</text:span></text:span><text:span text:style-name="Strong_20_Emphasis"><text:span text:style-name="T120">hecklist voor </text:span></text:span><text:span text:style-name="Strong_20_Emphasis"><text:span text:style-name="T122">de installatie</text:span></text:span><text:span text:style-name="Strong_20_Emphasis"><text:span text:style-name="T120"> van </text:span></text:span><text:span text:style-name="Strong_20_Emphasis"><text:span text:style-name="T120"><text:user-field-get text:name="Distro">Ubuntu</text:user-field-get></text:span></text:span><text:span text:style-name="Strong_20_Emphasis"><text:span text:style-name="T120"><text:s/></text:span></text:span><text:span text:style-name="Strong_20_Emphasis"><text:span text:style-name="T126"><text:user-field-get text:name="Version">24.04</text:user-field-get></text:span></text:span><text:span text:style-name="Strong_20_Emphasis"><text:span text:style-name="T124"><text:note text:id="ftn1" text:note-class="footnote"><text:note-citation>1</text:note-citation><text:note-body><text:p text:style-name="P56"><text:span text:style-name="T239">D</text:span><text:span text:style-name="T232">eze </text:span><text:span text:style-name="Strong_20_Emphasis"><text:span text:style-name="T243"><text:user-field-get text:name="Distro">Ubuntu</text:user-field-get></text:span></text:span><text:span text:style-name="T234"><text:s/></text:span><text:span text:style-name="T244"><text:user-field-get text:name="Version">24.04</text:user-field-get></text:span><text:span text:style-name="T244"><text:s/>Server</text:span><text:span text:style-name="T232"> (codenaam </text:span><text:span text:style-name="T240">noble</text:span><text:span text:style-name="T232">) van april</text:span><text:span text:style-name="T235"> </text:span><text:span text:style-name="Strong_20_Emphasis"><text:span text:style-name="T245"><text:user-field-get text:name="Releaseyear">2024</text:user-field-get></text:span></text:span><text:span text:style-name="T236"><text:s/></text:span><text:span text:style-name="T239">is een zogenaamde </text:span><text:span text:style-name="T232">LTS-</text:span><text:span text:style-name="T239">versie</text:span><text:span text:style-name="T232"> </text:span><text:span text:style-name="T239">(</text:span><text:span text:style-name="T232">staat voor Long-Term Support, </text:span><text:span text:style-name="T233">langetermijnondersteuning</text:span><text:span text:style-name="T239">)</text:span><text:span text:style-name="T233"> </text:span><text:span text:style-name="T241">en</text:span><text:span text:style-name="T236"> </text:span><text:span text:style-name="T232">wordt gedurende 5 jaar ondersteund tot april 202</text:span><text:span text:style-name="T240">9</text:span><text:span text:style-name="T232">, en met een </text:span><text:span text:style-name="T237">gratis persoonlijk </text:span><text:span text:style-name="T232">Ubuntu </text:span><text:span text:style-name="T238">P</text:span><text:span text:style-name="T232">ro-abonnement gedurende 1</text:span><text:span text:style-name="T242">0</text:span><text:span text:style-name="T232"> jaar tot april 203</text:span><text:span text:style-name="T240">4</text:span><text:span text:style-name="T232">.</text:span></text:p></text:note-body></text:note></text:span></text:span><text:span text:style-name="Strong_20_Emphasis"><text:span text:style-name="T125"><text:s/></text:span></text:span><text:span text:style-name="Strong_20_Emphasis"><text:span text:style-name="T127">Server</text:span></text:span><text:span text:style-name="Strong_20_Emphasis"><text:span text:style-name="T123">.</text:span></text:span></text:p>
      <text:p text:style-name="P9"/>
      <text:p text:style-name="P9">Dit is een invulbare PDF, afdrukken is niet noodzakelijk.</text:p>
      <text:p text:style-name="P10"/>
      <text:p text:style-name="P8"><text:span text:style-name="T19">Vul </text:span><text:span text:style-name="T18">achter</text:span><text:span text:style-name="T15"> de </text:span><text:span text:style-name="Definition"><text:span text:style-name="T254">ONDERSTREEPTE</text:span></text:span><text:span text:style-name="T1"> </text:span><text:span text:style-name="T16">woorden</text:span><text:span text:style-name="T15"> het</text:span><text:span text:style-name="Strong_20_Emphasis"><text:span text:style-name="T166"> </text:span></text:span><text:span text:style-name="Strong_20_Emphasis"><text:span text:style-name="T167">tekstvak</text:span></text:span><text:span text:style-name="T16"> </text:span><text:span text:style-name="T19">in,</text:span><text:span text:style-name="T16"> </text:span><text:span text:style-name="T188">zie </text:span><text:span text:style-name="T225">[</text:span><text:span text:style-name="T188">toelichting</text:span><text:span text:style-name="T225">]</text:span><text:span text:style-name="T16">:</text:span></text:p>
      <text:p text:style-name="P1"><text:span text:style-name="Definition"><text:span text:style-name="T23">GEBRUIKER</text:span></text:span><text:span text:style-name="T196"><text:tab/><text:tab/></text:span><text:span text:style-name="T224"> <text:tab/><text:tab/></text:span><text:span text:style-name="T197"><draw:control text:anchor-type="as-char" svg:y="-0.4cm" draw:z-index="10" draw:name="Gebruiker 1" draw:style-name="gr2" draw:text-style-name="P73" svg:width="6.4cm" svg:height="0.6cm" draw:control="control9"><svg:title>Gebruiker</svg:title><svg:desc>Volledige naam, bijv. Jan Stek</svg:desc></draw:control></text:span><text:span text:style-name="T197"><text:tab/> <text:s text:c="2"/></text:span><text:span text:style-name="T198">[</text:span><text:span text:style-name="T199">N</text:span><text:span text:style-name="T191">aam, bijv. </text:span><text:span text:style-name="T192">J</text:span><text:span text:style-name="T222">a</text:span><text:span text:style-name="T192">n </text:span><text:span text:style-name="T222">Jansen</text:span><text:span text:style-name="T223">]</text:span></text:p>
      <text:p text:style-name="P55"><text:span text:style-name="Definition"><text:span text:style-name="T190">g</text:span></text:span><text:span text:style-name="Definition">ebruikersnaam</text:span><text:span text:style-name="Definition"><text:span text:style-name="T257"><text:tab/></text:span></text:span><text:span text:style-name="T189"><draw:control text:anchor-type="as-char" svg:y="-0.4cm" draw:z-index="11" draw:name="Gberuikersnaam 2" draw:style-name="gr2" draw:text-style-name="P73" svg:width="6.4cm" svg:height="0.6cm" draw:control="control10"><svg:title>Gebruikersnaam</svg:title><svg:desc>Korte naam, bijv. jan</svg:desc></draw:control></text:span><text:span text:style-name="T189"><text:tab/> <text:s text:c="2"/></text:span><text:span text:style-name="T7">[</text:span><text:span text:style-name="T8">Gebruikers</text:span><text:span text:style-name="T6">naam, bijv. </text:span><text:span text:style-name="T133">j</text:span><text:span text:style-name="T134">a</text:span><text:span text:style-name="T133">n</text:span><text:span text:style-name="T135">]</text:span></text:p>
      <text:p text:style-name="P1"><text:span text:style-name="Definition"><text:span text:style-name="T258">server</text:span></text:span><text:span text:style-name="Definition">NAAM</text:span><text:span text:style-name="T201"><text:tab/><text:tab/><text:tab/></text:span><draw:control text:anchor-type="as-char" svg:y="-0.4cm" draw:z-index="12" draw:name="Computernaam 1" draw:style-name="gr2" draw:text-style-name="P73" svg:width="6.4cm" svg:height="0.6cm" draw:control="control11"><svg:title>Computernaam</svg:title><svg:desc>Unieke naam van de computer</svg:desc></draw:control><text:tab/> <text:s text:c="2"/><text:span text:style-name="T206">[</text:span><text:span text:style-name="T207">N</text:span><text:span text:style-name="T202">aam van de </text:span><text:span text:style-name="T209">server</text:span><text:span text:style-name="T203">, </text:span><text:span text:style-name="T204">bijv. </text:span><text:span text:style-name="T208">sv</text:span><text:span text:style-name="T205">02</text:span><text:span text:style-name="T206">]</text:span></text:p>
      <text:p text:style-name="P1"><text:span text:style-name="Definition"><text:span text:style-name="T211">GEBRUIKER</text:span></text:span><text:span text:style-name="Definition"><text:span text:style-name="T216"><text:tab/></text:span></text:span><text:span text:style-name="T210"><text:tab/></text:span><text:span text:style-name="T224"> <text:tab/><text:tab/></text:span><text:span text:style-name="T197"><draw:control text:anchor-type="as-char" svg:y="-0.4cm" draw:z-index="13" draw:name="Gebruiker 2" draw:style-name="gr2" draw:text-style-name="P73" svg:width="6.4cm" svg:height="0.6cm" draw:control="control12"><svg:title>Gebruiker</svg:title><svg:desc>Volledige naam, bijv. Jan Stek</svg:desc></draw:control></text:span><text:span text:style-name="T197"><text:tab/> <text:s text:c="2"/></text:span><text:span text:style-name="T198">[</text:span><text:span text:style-name="T200">N</text:span><text:span text:style-name="T191">aam </text:span><text:span text:style-name="T195">evt. 2</text:span><text:span text:style-name="T226">e</text:span><text:span text:style-name="T193"> gebruiker</text:span><text:span text:style-name="T194">]</text:span></text:p>
      <text:p text:style-name="P55"><text:span text:style-name="Definition"><text:span text:style-name="T211">GEBRUIKERSN</text:span></text:span><text:span text:style-name="Definition"><text:span text:style-name="T212">aa</text:span></text:span><text:span text:style-name="Definition"><text:span text:style-name="T211">M</text:span></text:span><text:span text:style-name="Definition"><text:span text:style-name="T216"><text:tab/></text:span></text:span><text:span text:style-name="T189"><draw:control text:anchor-type="as-char" svg:y="-0.4cm" draw:z-index="14" draw:name="Gberuikersnaam 1" draw:style-name="gr2" draw:text-style-name="P73" svg:width="6.4cm" svg:height="0.6cm" draw:control="control13"><svg:title>Gebruikersnaam</svg:title><svg:desc>Korte naam, bijv. jan</svg:desc></draw:control></text:span><text:span text:style-name="T189"><text:tab/> <text:s text:c="2"/></text:span><text:span text:style-name="T214">[</text:span><text:span text:style-name="T215">K</text:span><text:span text:style-name="T213">orte naam</text:span><text:span text:style-name="T217"> </text:span><text:span text:style-name="T218">e</text:span><text:span text:style-name="T219">vt. 2</text:span><text:span text:style-name="T227">e</text:span><text:span text:style-name="T219"> </text:span><text:span text:style-name="T220">gebruiker</text:span><text:span text:style-name="T221">]</text:span></text:p>
      <text:p text:style-name="P1"><text:span text:style-name="T136">Vervang </text:span><text:span text:style-name="T140">de</text:span><text:span text:style-name="T136"> </text:span><text:span text:style-name="Definition"><text:span text:style-name="T24">ONDERSTREEPTE</text:span></text:span><text:span text:style-name="T136"> </text:span><text:span text:style-name="T137">woorden </text:span><text:span text:style-name="T136">in deze checklist door </text:span><text:span text:style-name="T140">d</text:span><text:span text:style-name="T141">i</text:span><text:span text:style-name="T140">e </text:span><text:span text:style-name="T139">in </text:span><text:span text:style-name="T141">het</text:span><text:span text:style-name="Strong_20_Emphasis"><text:span text:style-name="T41"> </text:span></text:span><text:span text:style-name="Strong_20_Emphasis"><text:span text:style-name="T46">tekstvak</text:span></text:span><text:span text:style-name="T136">.</text:span></text:p>
      <text:p text:style-name="P28"/>
      <text:p text:style-name="P28"/>
      <text:p text:style-name="P2"><text:span text:style-name="T149">Nog niet op Linux?</text:span><text:span text:style-name="T143"><text:tab/></text:span><text:span text:style-name="T146">G</text:span><text:span text:style-name="T144">ebruik </text:span><text:span text:style-name="Strong_20_Emphasis"><text:span text:style-name="T152">Checklist </text:span></text:span><text:span text:style-name="Strong_20_Emphasis"><text:span text:style-name="T153">overzetten</text:span></text:span><text:span text:style-name="T144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45"> onder </text:span><text:span text:style-name="T150">Linux</text:span><text:span text:style-name="T138">.</text:span></text:p>
      <text:p text:style-name="P2"><text:span text:style-name="T147">Nieuwe installatie?</text:span><text:span text:style-name="T138"><text:tab/></text:span><text:span text:style-name="T146">B</text:span><text:span text:style-name="T138">egin bij hoofdstuk </text:span><text:span text:style-name="T147"><text:bookmark-ref text:reference-format="page" text:ref-name="__RefNumPara__4009_1271708128">2</text:bookmark-ref></text:span><text:span text:style-name="T138"><text:s text:c="2"/></text:span><text:span text:style-name="T148"><text:bookmark-ref text:reference-format="text" text:ref-name="__RefNumPara__4009_1271708128">Installatie uitvoeren</text:bookmark-ref></text:span><text:span text:style-name="T142">.</text:span></text:p>
      <text:p text:style-name="P15"/>
      <text:p text:style-name="P15"/>
      <text:list text:style-name="L1">
        <text:list-item>
          <text:p text:style-name="P66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><text:span text:style-name="Strong_20_Emphasis"><text:span text:style-name="T51"><draw:control text:anchor-type="as-char" draw:z-index="5" draw:name="Vorm3_0" draw:style-name="gr1" draw:text-style-name="P7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51"><draw:control text:anchor-type="as-char" draw:z-index="8" draw:name="Vorm3_ 2" draw:style-name="gr1" draw:text-style-name="P7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3"><text:span text:style-name="Strong_20_Emphasis"><text:span text:style-name="T35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39"><text:span text:style-name="User_20_Entry"><text:span text:style-name="T73">E</text:span></text:span><text:span text:style-name="User_20_Entry"><text:span text:style-name="T89">v</text:span></text:span><text:span text:style-name="User_20_Entry"><text:span text:style-name="T90">en</text:span></text:span><text:span text:style-name="User_20_Entry"><text:span text:style-name="T92">t</text:span></text:span><text:span text:style-name="User_20_Entry"><text:span text:style-name="T93">uele </text:span></text:span><text:span text:style-name="User_20_Entry"><text:span text:style-name="T94">extra </text:span></text:span><text:span text:style-name="Definition"><text:span text:style-name="T252">gebruiker</text:span></text:span><text:span text:style-name="User_20_Entry"><text:span text:style-name="T84">s</text:span></text:span><text:span text:style-name="User_20_Entry"><text:span text:style-name="T94"> aanmelden </text:span></text:span><text:span text:style-name="User_20_Entry"><text:span text:style-name="T95">en dezelfde stappen uitvoeren</text:span></text:span><text:span text:style-name="User_20_Entry"><text:span text:style-name="T91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2" office:value-type="string">
            <text:p text:style-name="P17"/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50"><text:span text:style-name="Strong_20_Emphasis"><text:span text:style-name="T71"><draw:control text:anchor-type="as-char" draw:z-index="15" draw:name="Vorm 3" draw:style-name="gr1" draw:text-style-name="P72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57"><text:span text:style-name="Strong_20_Emphasis"><text:span text:style-name="T72">Typ: </text:span></text:span><text:span text:style-name="User_20_Entry"><text:span text:style-name="T110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0"/>
          </table:table-cell>
          <table:table-cell table:style-name="_31_._5f_Installatie_5f_voorbereiden.D4" office:value-type="string">
            <text:p text:style-name="P35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0"/>
          </table:table-cell>
          <table:table-cell table:style-name="_31_._5f_Installatie_5f_voorbereiden.D5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50"><text:span text:style-name="Strong_20_Emphasis"><text:span text:style-name="T71"><draw:control text:anchor-type="as-char" draw:z-index="16" draw:name="Vorm 4" draw:style-name="gr1" draw:text-style-name="P72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1"><draw:control text:anchor-type="as-char" draw:z-index="17" draw:name="Vorm 5" draw:style-name="gr1" draw:text-style-name="P72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57"><text:span text:style-name="Strong_20_Emphasis"><text:span text:style-name="T72">Typ: </text:span></text:span><text:span text:style-name="Strong_20_Emphasis"><text:span text:style-name="T11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37"/></text:span></text:p>
          </table:table-cell>
          <table:table-cell table:style-name="_31_._5f_Installatie_5f_voorbereiden.D7" office:value-type="string">
            <text:p text:style-name="P58"><text:span text:style-name="Strong_20_Emphasis"><text:span text:style-name="T40">Kie</text:span></text:span><text:span text:style-name="Strong_20_Emphasis"><text:span text:style-name="T47">s</text:span></text:span><text:span text:style-name="Strong_20_Emphasis"><text:span text:style-name="T40"> </text:span></text:span><text:span text:style-name="Strong_20_Emphasis"><text:span text:style-name="T62">1</text:span></text:span><text:span text:style-name="Strong_20_Emphasis"><text:span text:style-name="T57"> Installatie voorbereide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8" office:value-type="string">
            <text:p text:style-name="P36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65"><text:bookmark-start text:name="__RefNumPara__4009_1271708128"/><text:span text:style-name="Strong_20_Emphasis"><text:span text:style-name="T151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52"><draw:control text:anchor-type="as-char" draw:z-index="2" draw:name="Vorm9" draw:style-name="gr1" draw:text-style-name="P7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0"><text:span text:style-name="T155">Start de computer op vanaf</text:span><text:span text:style-name="T155"><text:note text:id="ftn3" text:note-class="footnote"><text:note-citation>1</text:note-citation><text:note-body><text:p text:style-name="P54"><text:span text:style-name="T99">B</text:span><text:span text:style-name="T100">ootmenu/</text:span><text:span text:style-name="T99">S</text:span><text:span text:style-name="T100">etup</text:span><text:span text:style-name="T98"> via </text:span><text:span text:style-name="T96">é</text:span><text:span text:style-name="T97">é</text:span><text:span text:style-name="T99">n van de </text:span><text:span text:style-name="Definition"><text:span text:style-name="T101">Veelgebruikte toetsen:</text:span></text:span><text:span text:style-name="Definition"><text:span text:style-name="T102"> </text:span></text:span><text:span text:style-name="User_20_Entry"><text:span text:style-name="T111">Esc</text:span></text:span><text:span text:style-name="User_20_Entry"><text:span text:style-name="T105">,</text:span></text:span><text:span text:style-name="Definition"><text:span text:style-name="T102"> </text:span></text:span><text:span text:style-name="User_20_Entry"><text:span text:style-name="T111">Delete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1">F1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1">F2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1">F9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1">F10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1">F11</text:span></text:span><text:span text:style-name="User_20_Entry"><text:span text:style-name="T106">,</text:span></text:span><text:span text:style-name="Definition"><text:span text:style-name="T102"> </text:span></text:span><text:span text:style-name="Definition"><text:span text:style-name="T103">o</text:span></text:span><text:span text:style-name="Definition"><text:span text:style-name="T104">f</text:span></text:span><text:span text:style-name="Definition"><text:span text:style-name="T102"> </text:span></text:span><text:span text:style-name="User_20_Entry"><text:span text:style-name="T111">F12</text:span></text:span><text:span text:style-name="User_20_Entry"><text:span text:style-name="T106">.</text:span></text:span></text:p></text:note-body></text:note></text:span><text:span text:style-name="T155"> </text:span><text:span text:style-name="T158">een </text:span><text:span text:style-name="Strong_20_Emphasis"><text:span text:style-name="T130"><text:user-field-get text:name="Distro">Ubuntu</text:user-field-get></text:span></text:span><text:span text:style-name="T154"><text:s/></text:span><text:span text:style-name="T131"><text:user-field-get text:name="Version">24.04</text:user-field-get></text:span><text:span text:style-name="T131"><text:s/></text:span><text:span text:style-name="Strong_20_Emphasis"><text:span text:style-name="T132">Server</text:span></text:span><text:span text:style-name="Strong_20_Emphasis"><text:span text:style-name="T66"> </text:span></text:span><text:span text:style-name="T67">Live</text:span><text:span text:style-name="T67"><text:note text:id="ftn4" text:note-class="footnote"><text:note-citation>2</text:note-citation><text:note-body><text:p text:style-name="P53"><text:span text:style-name="T228">Vanaf een </text:span><text:span text:style-name="T255">L</text:span><text:span text:style-name="T228">ive </text:span><text:span text:style-name="T256">USB</text:span><text:span text:style-name="T231">-stick</text:span><text:span text:style-name="T21"> </text:span><text:span text:style-name="T228">kunt u opstarten en </text:span><text:span text:style-name="T17">met </text:span><text:span text:style-name="Strong_20_Emphasis"><text:span text:style-name="T160"><text:user-field-get text:name="Distro">Ubuntu</text:user-field-get></text:span></text:span><text:span text:style-name="Strong_20_Emphasis"><text:span text:style-name="T160"><text:s/></text:span></text:span><text:span text:style-name="T228">werken zonder enige bestanden op de harde schijf te wijzigen en maakt ook installatie van </text:span><text:span text:style-name="Strong_20_Emphasis"><text:span text:style-name="T160"><text:user-field-get text:name="Distro">Ubuntu</text:user-field-get></text:span></text:span><text:span text:style-name="Strong_20_Emphasis"><text:span text:style-name="T160"><text:s/></text:span></text:span><text:span text:style-name="T228">mogelijk.</text:span></text:p></text:note-body></text:note></text:span><text:span text:style-name="T67"> </text:span><text:span text:style-name="T70">USB</text:span><text:span text:style-name="T68">-stick</text:span><text:span text:style-name="T68"><text:note text:id="ftn5" text:note-class="footnote"><text:note-citation>3</text:note-citation><text:note-body><text:p text:style-name="P59"><text:span text:style-name="Strong_20_Emphasis"><text:span text:style-name="T83">Maak een opstartbare USB-stick</text:span></text:span><text:span text:style-name="Strong_20_Emphasis"><text:span text:style-name="T79">:<text:line-break/></text:span></text:span><text:span text:style-name="Strong_20_Emphasis"><text:span text:style-name="T74">Download </text:span></text:span><text:span text:style-name="Strong_20_Emphasis"><text:span text:style-name="T75">een </text:span></text:span><text:span text:style-name="Strong_20_Emphasis"><text:span text:style-name="T86"><text:user-field-get text:name="Distro">Ubuntu</text:user-field-get></text:span></text:span><text:span text:style-name="Strong_20_Emphasis"><text:span text:style-name="T86"><text:s/></text:span></text:span><text:span text:style-name="Strong_20_Emphasis"><text:span text:style-name="T87">Server </text:span></text:span><text:span text:style-name="Strong_20_Emphasis"><text:span text:style-name="T86"><text:user-field-get text:name="Version">24.04</text:user-field-get></text:span></text:span><text:span text:style-name="Strong_20_Emphasis"><text:span text:style-name="T86"><text:s/></text:span></text:span><text:span text:style-name="Strong_20_Emphasis"><text:span text:style-name="T88">LTS </text:span></text:span><text:span text:style-name="Strong_20_Emphasis"><text:span text:style-name="T80">CD</text:span></text:span><text:span text:style-name="Strong_20_Emphasis"><text:span text:style-name="T82">-beeldbestand</text:span></text:span><text:span text:style-name="Strong_20_Emphasis"><text:span text:style-name="T76"> </text:span></text:span><text:span text:style-name="Strong_20_Emphasis"><text:span text:style-name="T77">(.iso) </text:span></text:span><text:span text:style-name="Strong_20_Emphasis"><text:span text:style-name="T76">vanaf </text:span></text:span><text:a xlink:type="simple" xlink:href="https://ubuntu.com/download" text:style-name="Internet_20_link" text:visited-style-name="Visited_20_Internet_20_Link"><text:span text:style-name="Strong_20_Emphasis"><text:span text:style-name="T230">ubuntu.com/download</text:span></text:span></text:a><text:span text:style-name="Strong_20_Emphasis"><text:span text:style-name="T76">.</text:span></text:span><text:span text:style-name="Strong_20_Emphasis"><text:span text:style-name="T78"><text:line-break/>De </text:span></text:span><text:span text:style-name="Strong_20_Emphasis"><text:span text:style-name="T81">ver</text:span></text:span><text:span text:style-name="Strong_20_Emphasis"><text:span text:style-name="T78">volgstappen staan beschreven in </text:span></text:span><text:span text:style-name="Strong_20_Emphasis"><text:span text:style-name="T85">Linux informatie</text:span></text:span><text:span text:style-name="Strong_20_Emphasis"><text:span text:style-name="T78">, te vinden op </text:span></text:span><text:a xlink:type="simple" xlink:href="https://karelzimmer.nl/" text:style-name="Internet_20_link" text:visited-style-name="Visited_20_Internet_20_Link"><text:span text:style-name="Strong_20_Emphasis"><text:span text:style-name="T229">karelzimmer.nl</text:span></text:span></text:a><text:span text:style-name="Strong_20_Emphasis"><text:span text:style-name="T78">, onder </text:span></text:span><text:span text:style-name="Strong_20_Emphasis"><text:span text:style-name="T85">Linux</text:span></text:span><text:span text:style-name="Strong_20_Emphasis"><text:span text:style-name="T78">.</text:span></text:span></text:p></text:note-body></text:note></text:span><text:span text:style-name="T69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37"/></text:span></text:p>
          </table:table-cell>
          <table:table-cell table:style-name="_32_._5f_Installatie_5f_uitvoeren.C2" office:value-type="string">
            <text:p text:style-name="P63"><text:span text:style-name="Strong_20_Emphasis"><text:span text:style-name="T47">Selecteer</text:span></text:span><text:span text:style-name="Strong_20_Emphasis"><text:span text:style-name="T33"> </text:span></text:span><text:span text:style-name="Strong_20_Emphasis"><text:span text:style-name="T58">Try or Install Ubuntu </text:span></text:span><text:span text:style-name="Strong_20_Emphasis"><text:span text:style-name="T59">Server</text:span></text:span><text:span text:style-name="Strong_20_Emphasis"><text:span text:style-name="T31"> </text:span></text:span><text:span text:style-name="Strong_20_Emphasis"><text:span text:style-name="T34">en druk op </text:span></text:span><text:span text:style-name="Strong_20_Emphasis"><text:span text:style-name="T49">de </text:span></text:span><text:span text:style-name="Strong_20_Emphasis"><text:span text:style-name="T113">Enter</text:span></text:span><text:span text:style-name="Strong_20_Emphasis"><text:span text:style-name="T38">-toets.</text:span>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4" office:value-type="string">
            <text:p text:style-name="P38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9">installatie</text:span></text:span><text:span text:style-name="Strong_20_Emphasis"><text:span text:style-name="T28">scherme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4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71"><draw:control text:anchor-type="as-char" draw:z-index="7" draw:name="Vorm 6" draw:style-name="gr1" draw:text-style-name="P7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64"><text:span text:style-name="T156">Kies</text:span><text:span text:style-name="T157"> </text:span><text:span text:style-name="T159">Nederlands</text:span><text:span text:style-name="Strong_20_Emphasis"><text:span text:style-name="T38"> </text:span></text:span><text:span text:style-name="Strong_20_Emphasis"><text:span text:style-name="T50">en druk op </text:span></text:span><text:span text:style-name="Strong_20_Emphasis"><text:span text:style-name="T49">de </text:span></text:span><text:span text:style-name="Strong_20_Emphasis"><text:span text:style-name="T113">Enter</text:span></text:span><text:span text:style-name="Strong_20_Emphasis"><text:span text:style-name="T38">-toets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7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text:span text:style-name="Strong_20_Emphasis"><text:span text:style-name="T37"><draw:control text:anchor-type="as-char" draw:z-index="6" draw:name="Vorm 1" draw:style-name="gr1" draw:text-style-name="P72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69"><text:span text:style-name="T180">Bij</text:span><text:span text:style-name="T172"> </text:span><text:span text:style-name="Strong_20_Emphasis"><text:span text:style-name="T184">Profile </text:span></text:span><text:span text:style-name="Strong_20_Emphasis"><text:span text:style-name="T185">configuration</text:span></text:span><text:span text:style-name="Strong_20_Emphasis"><text:span text:style-name="T186">: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P68"><text:span text:style-name="T177">V</text:span><text:span text:style-name="T173">ul </text:span><text:span text:style-name="T174">in </text:span><text:span text:style-name="Strong_20_Emphasis"><text:span text:style-name="T178">Your</text:span></text:span><text:span text:style-name="Strong_20_Emphasis"><text:span text:style-name="T175"> n</text:span></text:span><text:span text:style-name="Strong_20_Emphasis"><text:span text:style-name="T176">a</text:span></text:span><text:span text:style-name="Strong_20_Emphasis"><text:span text:style-name="T178">me</text:span></text:span><text:span text:style-name="Strong_20_Emphasis"><text:span text:style-name="T162"> </text:span></text:span><text:span text:style-name="Definition"><text:span text:style-name="T4">gebruiker</text:span></text:span><text:span text:style-name="Strong_20_Emphasis"><text:span text:style-name="T163">, <text:line-break/></text:span></text:span><text:span text:style-name="Strong_20_Emphasis"><text:span text:style-name="T178">Your server</text:span></text:span><text:span text:style-name="Strong_20_Emphasis"><text:span text:style-name="T181">'</text:span></text:span><text:span text:style-name="Strong_20_Emphasis"><text:span text:style-name="T182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62">,<text:line-break/></text:span></text:span><text:span text:style-name="Strong_20_Emphasis"><text:span text:style-name="T179">Pick a username</text:span></text:span><text:span text:style-name="Strong_20_Emphasis"><text:span text:style-name="T162"> </text:span></text:span><text:span text:style-name="Definition"><text:span text:style-name="T4">gebruikersnaam</text:span></text:span><text:span text:style-name="Strong_20_Emphasis"><text:span text:style-name="T162">,<text:line-break/></text:span></text:span><text:span text:style-name="Strong_20_Emphasis"><text:span text:style-name="T164">g</text:span></text:span><text:span text:style-name="Strong_20_Emphasis"><text:span text:style-name="T161">eef tweemaal een </text:span></text:span><text:span text:style-name="Strong_20_Emphasis"><text:span text:style-name="T171">wachtwoord</text:span></text:span><text:span text:style-name="Strong_20_Emphasis"><text:span text:style-name="T161">,</text:span></text:span><text:span text:style-name="Strong_20_Emphasis"><text:span text:style-name="T168"> </text:span></text:span><text:span text:style-name="Strong_20_Emphasis"><text:span text:style-name="T169">en druk op </text:span></text:span><text:span text:style-name="Strong_20_Emphasis"><text:span text:style-name="T170">de </text:span></text:span><text:span text:style-name="Strong_20_Emphasis"><text:span text:style-name="T187">Enter</text:span></text:span><text:span text:style-name="Strong_20_Emphasis"><text:span text:style-name="T168">-toets.</text:span></text:span></text:p>
          </table:table-cell>
        </table:table-row>
      </table:table>
      <text:p text:style-name="P29"><text:span text:style-name="Strong_20_Emphasis"><text:span text:style-name="T53"/></text:span></text:p>
      <text:list text:continue-numbering="true" text:style-name="L1">
        <text:list-item>
          <text:p text:style-name="P62"><text:span text:style-name="Strong_20_Emphasis"><text:span text:style-name="T60">Installatie </text:span></text:span><text:span text:style-name="Strong_20_Emphasis"><text:span text:style-name="T61">afronden</text:span></text:span></text:p>
        </text:list-item>
      </text:list>
      <text:p text:style-name="P30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52"><draw:control text:anchor-type="as-char" draw:z-index="3" draw:name="Vorm24" draw:style-name="gr1" draw:text-style-name="P7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32">Aanmelden als </text:span></text:span><text:span text:style-name="Definition"><text:span text:style-name="T10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51"><text:span text:style-name="Strong_20_Emphasis"><text:span text:style-name="T54"/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50"><text:span text:style-name="Strong_20_Emphasis"><text:span text:style-name="T71"><draw:control text:anchor-type="as-char" draw:z-index="18" draw:name="Vorm4" draw:style-name="gr1" draw:text-style-name="P72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72">Typ: </text:span></text:span><text:span text:style-name="User_20_Entry"><text:span text:style-name="T110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4" office:value-type="string">
            <text:p text:style-name="P37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5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50"><text:span text:style-name="Strong_20_Emphasis"><text:span text:style-name="T71"><draw:control text:anchor-type="as-char" draw:z-index="19" draw:name="Vorm 7" draw:style-name="gr1" draw:text-style-name="P72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57"><text:span text:style-name="Strong_20_Emphasis"><text:span text:style-name="T72">Typ: </text:span></text:span><text:span text:style-name="Strong_20_Emphasis"><text:span text:style-name="T112">kz menu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58"><text:span text:style-name="Strong_20_Emphasis"><text:span text:style-name="T40">Kie</text:span></text:span><text:span text:style-name="Strong_20_Emphasis"><text:span text:style-name="T48">s</text:span></text:span><text:span text:style-name="Strong_20_Emphasis"><text:span text:style-name="T42"> </text:span></text:span><text:span text:style-name="Strong_20_Emphasis"><text:span text:style-name="T63">3</text:span></text:span><text:span text:style-name="Strong_20_Emphasis"><text:span text:style-name="T56"> Installatie afrond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8" office:value-type="string">
            <text:p text:style-name="P36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30"><text:span text:style-name="Strong_20_Emphasis"><text:span text:style-name="T32"><text:tab/></text:span></text:span></text:p>
      <text:p text:style-name="P31"><text:span text:style-name="Strong_20_Emphasis"><text:span text:style-name="T43"/></text:span></text:p>
      <text:p text:style-name="P32"><text:span text:style-name="Strong_20_Emphasis"><text:span text:style-name="T40"/></text:span></text:p>
      <text:list text:continue-numbering="true" text:style-name="L1">
        <text:list-item>
          <text:p text:style-name="P67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><text:span text:style-name="Strong_20_Emphasis"><text:span text:style-name="T52"><draw:control text:anchor-type="as-char" draw:z-index="4" draw:name="Vorm40_0" draw:style-name="gr1" draw:text-style-name="P72" svg:width="0.35cm" svg:height="0.35cm" draw:control="control3"/></text:span></text:span></text:p>
          </table:table-cell>
          <table:table-cell table:style-name="Tabel2.A1" office:value-type="string">
            <text:p text:style-name="P48"><text:span text:style-name="Strong_20_Emphasis"><text:span text:style-name="T52"><draw:control text:anchor-type="as-char" draw:z-index="9" draw:name="Vorm40_ 1" draw:style-name="gr1" draw:text-style-name="P72" svg:width="0.35cm" svg:height="0.35cm" draw:control="control8"/></text:span></text:span></text:p>
          </table:table-cell>
          <table:table-cell table:style-name="Tabel2.D1" office:value-type="string">
            <text:p text:style-name="P12"><text:span text:style-name="Strong_20_Emphasis"><text:span text:style-name="T32">Aanmelden als </text:span></text:span><text:span text:style-name="Definition"><text:span text:style-name="T10">gebruiker</text:span></text:span><text:span text:style-name="Strong_20_Emphasis"><text:span text:style-name="T44"><text:note text:id="ftn6" text:note-class="footnote"><text:note-citation>1</text:note-citation><text:note-body><text:p text:style-name="P40"><text:span text:style-name="User_20_Entry"><text:span text:style-name="T107">E</text:span></text:span><text:span text:style-name="User_20_Entry"><text:span text:style-name="T109">ventuele extra </text:span></text:span><text:span text:style-name="Definition"><text:span text:style-name="T253">gebruiker</text:span></text:span><text:span text:style-name="User_20_Entry"><text:span text:style-name="T108">s</text:span></text:span><text:span text:style-name="User_20_Entry"><text:span text:style-name="T109"> 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6"/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50"><text:span text:style-name="Strong_20_Emphasis"><text:span text:style-name="T71"><draw:control text:anchor-type="as-char" draw:z-index="20" draw:name="Vorm 8" draw:style-name="gr1" draw:text-style-name="P72" svg:width="0.35cm" svg:height="0.35cm" draw:control="control19"/></text:span></text:span></text:p>
          </table:table-cell>
          <table:table-cell table:style-name="Tabel2.A1" office:value-type="string">
            <text:p text:style-name="P50"><text:span text:style-name="Strong_20_Emphasis"><text:span text:style-name="T71"><draw:control text:anchor-type="as-char" draw:z-index="21" draw:name="Vorm 9" draw:style-name="gr1" draw:text-style-name="P72" svg:width="0.35cm" svg:height="0.35cm" draw:control="control20"/></text:span></text:span></text:p>
          </table:table-cell>
          <table:table-cell table:style-name="Tabel2.D3" office:value-type="string">
            <text:p text:style-name="P57"><text:span text:style-name="Strong_20_Emphasis"><text:span text:style-name="T72">Typ: </text:span></text:span><text:span text:style-name="Strong_20_Emphasis"><text:span text:style-name="T112">kz menu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4" office:value-type="string">
            <text:p text:style-name="Text_20_body"><text:span text:style-name="Strong_20_Emphasis"><text:span text:style-name="T40">Kie</text:span></text:span><text:span text:style-name="Strong_20_Emphasis"><text:span text:style-name="T48">s</text:span></text:span><text:span text:style-name="Strong_20_Emphasis"><text:span text:style-name="T42"> </text:span></text:span><text:span text:style-name="Strong_20_Emphasis"><text:span text:style-name="T64">4</text:span></text:span><text:span text:style-name="Strong_20_Emphasis"><text:span text:style-name="T55"> Gebruiker inrichten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6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11"><text:span text:style-name="Strong_20_Emphasis"><text:span text:style-name="T45"/></text:span></text:p>
      <text:p text:style-name="P26"/>
      <text:p text:style-name="P27"><text:span text:style-name="T114">E</text:span><text:span text:style-name="T115">inde c</text:span><text:span text:style-name="T116">hecklist, </text:span><text:span text:style-name="T117">d</text:span><text:span text:style-name="T116">e installatie van </text:span><text:span text:style-name="Strong_20_Emphasis"><text:span text:style-name="T128"><text:user-field-get text:name="Distro">Ubuntu</text:user-field-get></text:span></text:span><text:span text:style-name="T118"><text:s/></text:span><text:span text:style-name="T119"><text:user-field-get text:name="Version">24.04</text:user-field-get></text:span><text:span text:style-name="T119"><text:s/></text:span><text:span text:style-name="Strong_20_Emphasis"><text:span text:style-name="T129">Server</text:span></text:span><text:span text:style-name="Strong_20_Emphasis"><text:span text:style-name="T65"> </text:span></text:span><text:span text:style-name="T116">is voltooid.</text:span></text:p>
      <text:p text:style-name="P7"/>
      <text:list text:style-name="L2">
        <text:list-header>
          <text:p text:style-name="P70"><text:span text:style-name="Emphasis"><text:span text:style-name="T24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8">Karel Zimmer</text:span></text:span></text:a><text:span text:style-name="Emphasis"><text:span text:style-name="T249">.</text:span></text:span></text:p>
          <text:p text:style-name="P71"><text:span text:style-name="Emphasis"><text:span text:style-name="T251">Licentie </text:span></text:span><text:span text:style-name="Emphasis"><text:span text:style-name="T249">C</text:span></text:span><text:span text:style-name="Emphasis"><text:span text:style-name="T250">C0</text:span></text:span><text:span text:style-name="Emphasis"><text:span text:style-name="T249"> 1.0 </text:span></text:span><text:span text:style-name="Emphasis"><text:span text:style-name="T24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46"><text:s/></text:span></text:span><text:span text:style-name="Emphasis"><text:span text:style-name="T24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46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9-26T19:54:21.188280559">26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6T19:54:21.071591262</dc:date>
    <meta:keyword>Installatie</meta:keyword>
    <meta:keyword>Checklist</meta:keyword>
    <meta:keyword>Linux</meta:keyword>
    <meta:editing-cycles>6879</meta:editing-cycles>
    <meta:editing-duration>P12DT7H2M11S</meta:editing-duration>
    <dc:creator>Karel Zimmer</dc:creator>
    <meta:document-statistic meta:table-count="4" meta:image-count="2" meta:object-count="0" meta:page-count="4" meta:paragraph-count="64" meta:word-count="381" meta:character-count="2651" meta:non-whitespace-character-count="2286"/>
    <meta:user-defined meta:name="Info 1"/>
    <meta:user-defined meta:name="Info 2"/>
    <meta:user-defined meta:name="Info 3"/>
    <meta:user-defined meta:name="Info 4"/>
  </office:meta>
</office:document-meta>
</file>